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45.016cm"/>
    </style:style>
    <style:style style:name="co2" style:family="table-column">
      <style:table-column-properties fo:break-before="auto" style:column-width="24.89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Feuille1" table:style-name="ta1">
        <table:table-column table:style-name="co1" table:default-cell-style-name="Default"/>
        <table:table-column table:style-name="co2" table:default-cell-style-name="Default"/>
        <table:table-row table:style-name="ro1">
          <table:table-cell office:value-type="string" calcext:value-type="string">
            <text:p>review</text:p>
          </table:table-cell>
          <table:table-cell/>
        </table:table-row>
        <table:table-row table:style-name="ro1">
          <table:table-cell office:value-type="string" calcext:value-type="string">
            <text:p>I admit, the great majority of films released before say 1933 are just not for me. Of the dozen or so "major" silents I have viewed, one I loved (The Crowd), and two were very good (The Last Command and City Lights, that latter Chaplin circa 1931).&lt;br /&gt;&lt;br /&gt;So I was apprehensive about this one, and humor is often difficult to appreciate (uh, enjoy) decades later. I did like the lead actors, but thought little of the film.&lt;br /&gt;&lt;br /&gt;One intriguing sequence. Early on, the guys are supposed to get "de-loused" and for about three minutes, fully dressed, do some schtick. In the background, perhaps three dozen men pass by, all naked, white and black (WWI ?), and for most, their butts, part or full backside, are shown. Was this an early variation of beefcake courtesy of Howard Hughes?</text:p>
          </table:table-cell>
          <table:table-cell/>
        </table:table-row>
        <table:table-row table:style-name="ro1">
          <table:table-cell office:value-type="string" calcext:value-type="string">
            <text:p>This is a very strange film that was long thought to be forgotten. It's the story of two American Army buddies, William Boyd (aka "Hopalong Cassidy") and Louis Wolheim, and their adventures as they manage to escape from a German prison camp during WWI. However, as this is a comedy, the duo manage to make the most round about and stupid escape--accidentally boarding a train to Constantinople to be placed in a Turkish prisoner of war camp! On the way, they manage to escape once again and end up in quite the adventure--meeting sexy Mary Astor along the way.&lt;br /&gt;&lt;br /&gt;As far as the film goes, it was a rather funny script and despite being a silly plot, it worked rather well. The chemistry between Boyd and Wolheim worked and the film managed to be quite entertaining. Oddly, however, the film managed to beat out Harold Lloyd's film, SPEEDY, for an Oscar for Best Direction for a Comedy (a category no longer used)--as SPEEDY was a superior film in most ways (it's one of Lloyd's best films). Still, it's well worth a look--especially if you love silent films.&lt;br /&gt;&lt;br /&gt;By the way, director Milestone and Louis Walheim would team up just a few years later for another WWI picture, the great ALL QUIET ON THE WESTERN FRONT--a film that is definitely NOT a comedy.</text:p>
          </table:table-cell>
          <table:table-cell/>
        </table:table-row>
        <table:table-row table:style-name="ro1">
          <table:table-cell office:value-type="string" calcext:value-type="string">
            <text:p>William Boyd and Louis Wolheim are the "Two Arabian Knights" referred to in the title, humorously. The pair start out as U.S. POWs trying to escape from the Germans during World War I. Eventually, they find themselves on board a ship bound for Arabia. While tripping out to the Middle East, they rescue an Arab woman, Mary Astor, who turns out to be a Princess; and, of course, becomes a romantic interest for the "Two Arabian Knights". No points for guessing who wins the veiled Ms. Astor!&lt;br /&gt;&lt;br /&gt;The film is very well photographed and directed; Lewis Milestone has wonderful sets, and stages scenes beautifully. Of the performances, Mr. Wolheim stands out - he creates a character so understandable you can almost hear him speak, trough the film is silent. The story isn't as strong as it could be - there are some events and sequences which had me wondering how and why the characters' locale changed. The last looks, exchanged between one of the stars and an extra, is an example of something I didn't understand. Perhaps these were comic bits which had a particular appeal for the time.&lt;br /&gt;&lt;br /&gt;The film is damaged in several places; but there is enough preserved, in even these scenes, to allow your mind to fill in the visual blanks. Boris Karloff appears as the "Purser"; watch for his big scene on ship, when Wolheim goes into a room with him for some money (what actually happens is a mystery). Early in the film, there is a long scene with a lot of naked men shown from the waist up (or, thereabouts); they are POWs being herded to the showers. Director Milestone uses parades of soldiers moving to great effect; this "shower" scene is different in that several of the men don't look as Caucasian as you might expect - maybe not as many Caucasian men would agree to appear nude? &lt;br /&gt;&lt;br /&gt;******* Two Arabian Knights (9/23/27) Lewis Milestone ~ William Boyd, Louis Wolheim, Mary Astor</text:p>
          </table:table-cell>
          <table:table-cell/>
        </table:table-row>
        <table:table-row table:style-name="ro1">
          <table:table-cell office:value-type="string" calcext:value-type="string">
            <text:p>Not very many movies come to my mind that covered as much geography as this one.&lt;br /&gt;&lt;br /&gt;Naturally, being a Hollywood product, there is not a whole lot of realism here, but there is a whole lot of entertainment, and a whole lot of talent.&lt;br /&gt;&lt;br /&gt;Louis Wollheim apparently never became a household name, but his performance in this film would indicate he should have.&lt;br /&gt;&lt;br /&gt;In one priceless scene, when, without inter-titles, the Bill Boyd character whispers the explanation of a word (often found in the Bible), Wollheim's expression almost makes the whole movie worthwhile.&lt;br /&gt;&lt;br /&gt;Lewis Milestone's direction is another plus. This was still early in his career, but his use of inventive angles and a moving camera showed brilliance.&lt;br /&gt;&lt;br /&gt;Ian Keith made a superb suave villain in one of his best roles.&lt;br /&gt;&lt;br /&gt;Being a silent film, "Two Arabian Knights" probably won't be shown even on Turner Classic Movies very often, but I urge film fans to grab any opportunity to watch it.</text:p>
          </table:table-cell>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fr" fo:country="FR"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1-28">00/00/0000</text:date>, <text:time style:data-style-name="N2" text:time-value="10:00:29.43762394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28T09:54:36.349395485</meta:creation-date>
    <dc:date>2022-11-28T10:00:45.845527625</dc:date>
    <meta:editing-duration>PT2M36S</meta:editing-duration>
    <meta:editing-cycles>2</meta:editing-cycles>
    <meta:generator>LibreOffice/6.4.7.2$Linux_X86_64 LibreOffice_project/40$Build-2</meta:generator>
    <meta:document-statistic meta:table-count="1" meta:cell-count="5" meta:object-count="0"/>
  </office:meta>
</office:document-meta>
</file>